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23-04-19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23-01-18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22-10-12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22-07-14 0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22-04-12 0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22-01-03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21-10-12 0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21-07-05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21-04-01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21-02-19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20-10-12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20-07-14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20-01-22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9-10-02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9-05-06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9-02-26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8-10-03 0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8-07-12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8-04-16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8-01-02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7-10-10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7-08-21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7-05-10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7-02-09 0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6-10-20 2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6-06-16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6-03-31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6-01-07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5-12-09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5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5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4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4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4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4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4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4-02-1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3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3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3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3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3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3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3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2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2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2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2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2-03-23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2-02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1-12-20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1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1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1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1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1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1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1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8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6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4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2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200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7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6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5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2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1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90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8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7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5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5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5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5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5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5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5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5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2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2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2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2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2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2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2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2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2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2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1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1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1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1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1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0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0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0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0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0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8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9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9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9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8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8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8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8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8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8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8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8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7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7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7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7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6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6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6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6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6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6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6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5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5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5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5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5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5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5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4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4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4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4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4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4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3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3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3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3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3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3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3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3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3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2-10-2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2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2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2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1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1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1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1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1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1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0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0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0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0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0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0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7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69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69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69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69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6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69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6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6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69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6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68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68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68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68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0430087420401</text:p>
          </table:table-cell>
          <table:table-cell office:value-type="string" calcext:value-type="string">
            <text:p>1968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1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981" meta:object-count="0"/>
    <meta:user-defined meta:name="AppVersion">3.0</meta:user-defined>
  </office:meta>
</office:document-meta>
</file>